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6c19" officeooo:paragraph-rsid="00066c19" style:font-weight-asian="bold" style:font-weight-complex="bold"/>
    </style:style>
    <style:style style:name="P2" style:family="paragraph" style:parent-style-name="Standard">
      <style:text-properties fo:font-weight="bold" officeooo:rsid="0006a0ed" officeooo:paragraph-rsid="0006a0ed" style:font-weight-asian="bold" style:font-weight-complex="bold"/>
    </style:style>
    <style:style style:name="P3" style:family="paragraph" style:parent-style-name="Standard">
      <style:text-properties fo:font-weight="bold" officeooo:rsid="0008903f" officeooo:paragraph-rsid="0008903f" style:font-weight-asian="bold" style:font-weight-complex="bold"/>
    </style:style>
    <style:style style:name="P4" style:family="paragraph" style:parent-style-name="Standard">
      <style:text-properties fo:font-weight="bold" officeooo:rsid="00098b76" officeooo:paragraph-rsid="00098b76" style:font-weight-asian="bold" style:font-weight-complex="bold"/>
    </style:style>
    <style:style style:name="P5" style:family="paragraph" style:parent-style-name="Standard">
      <style:text-properties fo:font-weight="bold" officeooo:rsid="000a6006" officeooo:paragraph-rsid="000a6006" style:font-weight-asian="bold" style:font-weight-complex="bold"/>
    </style:style>
    <style:style style:name="P6" style:family="paragraph" style:parent-style-name="Standard">
      <style:text-properties fo:font-weight="bold" officeooo:rsid="000dfbd8" officeooo:paragraph-rsid="000dfbd8" style:font-weight-asian="bold" style:font-weight-complex="bold"/>
    </style:style>
    <style:style style:name="P7" style:family="paragraph" style:parent-style-name="Standard">
      <style:text-properties fo:font-weight="bold" officeooo:rsid="001046a3" officeooo:paragraph-rsid="001046a3" style:font-weight-asian="bold" style:font-weight-complex="bold"/>
    </style:style>
    <style:style style:name="P8" style:family="paragraph" style:parent-style-name="Standard">
      <style:text-properties fo:font-weight="bold" officeooo:rsid="0034c675" officeooo:paragraph-rsid="0034c67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rsid="00066c19" officeooo:paragraph-rsid="00066c19" style:font-size-asian="22pt" style:font-weight-asian="bold" style:font-size-complex="22pt" style:font-weight-complex="bold"/>
    </style:style>
    <style:style style:name="P10" style:family="paragraph" style:parent-style-name="Standard" style:master-page-name="">
      <loext:graphic-properties draw:fill="none" draw:fill-gradient-name="gradient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066c19" officeooo:paragraph-rsid="00066c19" style:font-style-asian="italic" style:font-weight-asian="bold" style:font-style-complex="italic" style:font-weight-complex="bold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066c19" officeooo:paragraph-rsid="00066c19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italic" fo:font-weight="bold" officeooo:rsid="00066c19" officeooo:paragraph-rsid="00066c19" style:font-style-asian="italic" style:font-weight-asian="bold" style:font-style-complex="italic" style:font-weight-complex="bold"/>
    </style:style>
    <style:style style:name="P13" style:family="paragraph" style:parent-style-name="Standard" style:master-page-name="">
      <loext:graphic-properties draw:fill="none" draw:fill-gradient-name="gradient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06a0ed" officeooo:paragraph-rsid="0006a0ed" style:font-style-asian="italic" style:font-weight-asian="bold" style:font-style-complex="italic" style:font-weight-complex="bold"/>
    </style:style>
    <style:style style:name="P14" style:family="paragraph" style:parent-style-name="Standard">
      <loext:graphic-properties draw:fill="none" draw:fill-gradient-name="gradient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06a0ed" officeooo:paragraph-rsid="0006a0ed" style:font-style-asian="italic" style:font-weight-asian="bold" style:font-style-complex="italic" style:font-weight-complex="bold"/>
    </style:style>
    <style:style style:name="P15" style:family="paragraph" style:parent-style-name="Standard" style:master-page-name="">
      <loext:graphic-properties draw:fill="none" draw:fill-hatch-name="hatch"/>
      <style:paragraph-properties fo:margin-left="1.10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08903f" officeooo:paragraph-rsid="0008903f" style:font-style-asian="italic" style:font-weight-asian="bold" style:font-style-complex="italic" style:font-weight-complex="bold"/>
    </style:style>
    <style:style style:name="P16" style:family="paragraph" style:parent-style-name="Standard">
      <loext:graphic-properties draw:fill="none" draw:fill-hatch-name="hatch"/>
      <style:paragraph-properties fo:margin-left="1.101cm" fo:margin-right="0cm" fo:text-indent="0cm" style:auto-text-indent="false" fo:background-color="transparent" fo:padding="0.049cm" fo:border="0.06pt solid #000000"/>
      <style:text-properties fo:font-style="italic" fo:font-weight="bold" officeooo:rsid="0008903f" officeooo:paragraph-rsid="0008903f" style:font-style-asian="italic" style:font-weight-asian="bold" style:font-style-complex="italic" style:font-weight-complex="bold"/>
    </style:style>
    <style:style style:name="P17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098b76" officeooo:paragraph-rsid="00098b76" style:font-style-asian="italic" style:font-weight-asian="bold" style:font-style-complex="italic" style:font-weight-complex="bold"/>
    </style:style>
    <style:style style:name="P18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098b76" officeooo:paragraph-rsid="00098b76" style:font-style-asian="italic" style:font-weight-asian="bold" style:font-style-complex="italic" style:font-weight-complex="bold"/>
    </style:style>
    <style:style style:name="P19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0a6006" officeooo:paragraph-rsid="000a6006" style:font-style-asian="italic" style:font-weight-asian="bold" style:font-style-complex="italic" style:font-weight-complex="bold"/>
    </style:style>
    <style:style style:name="P20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0a6006" officeooo:paragraph-rsid="000a6006" style:font-style-asian="italic" style:font-weight-asian="bold" style:font-style-complex="italic" style:font-weight-complex="bold"/>
    </style:style>
    <style:style style:name="P21" style:family="paragraph" style:parent-style-name="Standard">
      <loext:graphic-properties draw:fill="none" draw:fill-hatch-name="hatch"/>
      <style:paragraph-properties fo:margin-left="1.101cm" fo:margin-right="0cm" fo:text-indent="0cm" style:auto-text-indent="false" fo:background-color="transparent" fo:padding="0.049cm" fo:border="0.06pt solid #000000"/>
      <style:text-properties fo:font-style="italic" fo:font-weight="bold" officeooo:rsid="000b528f" officeooo:paragraph-rsid="000b528f" style:font-style-asian="italic" style:font-weight-asian="bold" style:font-style-complex="italic" style:font-weight-complex="bold"/>
    </style:style>
    <style:style style:name="P22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bold" officeooo:rsid="000dfbd8" officeooo:paragraph-rsid="000dfbd8" style:font-style-asian="italic" style:font-weight-asian="bold" style:font-style-complex="italic" style:font-weight-complex="bold"/>
    </style:style>
    <style:style style:name="P23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bold" officeooo:rsid="000fa96f" officeooo:paragraph-rsid="000fa96f" style:font-style-asian="italic" style:font-weight-asian="bold" style:font-style-complex="italic" style:font-weight-complex="bold"/>
    </style:style>
    <style:style style:name="P24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0fa96f" officeooo:paragraph-rsid="000fa96f" style:font-style-asian="italic" style:font-weight-asian="bold" style:font-style-complex="italic" style:font-weight-complex="bold"/>
    </style:style>
    <style:style style:name="P25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0fa96f" officeooo:paragraph-rsid="000fa96f" style:font-style-asian="italic" style:font-weight-asian="bold" style:font-style-complex="italic" style:font-weight-complex="bold"/>
    </style:style>
    <style:style style:name="P26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bold" officeooo:rsid="0012a570" officeooo:paragraph-rsid="0012a570" style:font-style-asian="italic" style:font-weight-asian="bold" style:font-style-complex="italic" style:font-weight-complex="bold"/>
    </style:style>
    <style:style style:name="P27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12a570" officeooo:paragraph-rsid="0012a570" style:font-style-asian="italic" style:font-weight-asian="bold" style:font-style-complex="italic" style:font-weight-complex="bold"/>
    </style:style>
    <style:style style:name="P28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12a570" officeooo:paragraph-rsid="0012a570" style:font-style-asian="italic" style:font-weight-asian="bold" style:font-style-complex="italic" style:font-weight-complex="bold"/>
    </style:style>
    <style:style style:name="P29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bold" officeooo:rsid="00161f66" officeooo:paragraph-rsid="00161f66" style:font-style-asian="italic" style:font-weight-asian="bold" style:font-style-complex="italic" style:font-weight-complex="bold"/>
    </style:style>
    <style:style style:name="P30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161f66" officeooo:paragraph-rsid="00161f66" style:font-style-asian="italic" style:font-weight-asian="bold" style:font-style-complex="italic" style:font-weight-complex="bold"/>
    </style:style>
    <style:style style:name="P31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161f66" officeooo:paragraph-rsid="00161f66" style:font-style-asian="italic" style:font-weight-asian="bold" style:font-style-complex="italic" style:font-weight-complex="bold"/>
    </style:style>
    <style:style style:name="P32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bold" officeooo:rsid="00188862" officeooo:paragraph-rsid="00188862" style:font-style-asian="italic" style:font-weight-asian="bold" style:font-style-complex="italic" style:font-weight-complex="bold"/>
    </style:style>
    <style:style style:name="P33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188862" officeooo:paragraph-rsid="00188862" style:font-style-asian="italic" style:font-weight-asian="bold" style:font-style-complex="italic" style:font-weight-complex="bold"/>
    </style:style>
    <style:style style:name="P34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1a1dc7" officeooo:paragraph-rsid="001a1dc7" style:font-style-asian="italic" style:font-weight-asian="bold" style:font-style-complex="italic" style:font-weight-complex="bold"/>
    </style:style>
    <style:style style:name="P35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1a1dc7" officeooo:paragraph-rsid="001a1dc7" style:font-style-asian="italic" style:font-weight-asian="bold" style:font-style-complex="italic" style:font-weight-complex="bold"/>
    </style:style>
    <style:style style:name="P36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bold" officeooo:rsid="001baab8" officeooo:paragraph-rsid="001baab8" style:font-style-asian="italic" style:font-weight-asian="bold" style:font-style-complex="italic" style:font-weight-complex="bold"/>
    </style:style>
    <style:style style:name="P37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0.06pt solid #000000"/>
      <style:text-properties fo:font-style="italic" fo:font-weight="bold" officeooo:rsid="001baab8" officeooo:paragraph-rsid="001baab8" style:font-style-asian="italic" style:font-weight-asian="bold" style:font-style-complex="italic" style:font-weight-complex="bold"/>
    </style:style>
    <style:style style:name="P38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0.06pt solid #000000"/>
      <style:text-properties fo:font-style="italic" fo:font-weight="bold" officeooo:rsid="001baab8" officeooo:paragraph-rsid="001d1eca" style:font-style-asian="italic" style:font-weight-asian="bold" style:font-style-complex="italic" style:font-weight-complex="bold"/>
    </style:style>
    <style:style style:name="P39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1baab8" officeooo:paragraph-rsid="0022ea3f" style:font-style-asian="italic" style:font-weight-asian="bold" style:font-style-complex="italic" style:font-weight-complex="bold"/>
    </style:style>
    <style:style style:name="P40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1baab8" officeooo:paragraph-rsid="0022ea3f" style:font-style-asian="italic" style:font-weight-asian="bold" style:font-style-complex="italic" style:font-weight-complex="bold"/>
    </style:style>
    <style:style style:name="P41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20cbb7" officeooo:paragraph-rsid="0020cbb7" style:font-style-asian="italic" style:font-weight-asian="bold" style:font-style-complex="italic" style:font-weight-complex="bold"/>
    </style:style>
    <style:style style:name="P42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20cbb7" officeooo:paragraph-rsid="0020cbb7" style:font-style-asian="italic" style:font-weight-asian="bold" style:font-style-complex="italic" style:font-weight-complex="bold"/>
    </style:style>
    <style:style style:name="P43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212b5e" officeooo:paragraph-rsid="00212b5e" style:font-style-asian="italic" style:font-weight-asian="bold" style:font-style-complex="italic" style:font-weight-complex="bold"/>
    </style:style>
    <style:style style:name="P44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212b5e" officeooo:paragraph-rsid="00212b5e" style:font-style-asian="italic" style:font-weight-asian="bold" style:font-style-complex="italic" style:font-weight-complex="bold"/>
    </style:style>
    <style:style style:name="P45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22ea3f" officeooo:paragraph-rsid="0022ea3f" style:font-style-asian="italic" style:font-weight-asian="bold" style:font-style-complex="italic" style:font-weight-complex="bold"/>
    </style:style>
    <style:style style:name="P46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22ea3f" officeooo:paragraph-rsid="0022ea3f" style:font-style-asian="italic" style:font-weight-asian="bold" style:font-style-complex="italic" style:font-weight-complex="bold"/>
    </style:style>
    <style:style style:name="P47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bold" officeooo:rsid="00253c77" officeooo:paragraph-rsid="00253c77" style:font-style-asian="italic" style:font-weight-asian="bold" style:font-style-complex="italic" style:font-weight-complex="bold"/>
    </style:style>
    <style:style style:name="P48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253c77" officeooo:paragraph-rsid="00253c77" style:font-style-asian="italic" style:font-weight-asian="bold" style:font-style-complex="italic" style:font-weight-complex="bold"/>
    </style:style>
    <style:style style:name="P49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253c77" officeooo:paragraph-rsid="00253c77" style:font-style-asian="italic" style:font-weight-asian="bold" style:font-style-complex="italic" style:font-weight-complex="bold"/>
    </style:style>
    <style:style style:name="P50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bold" officeooo:rsid="0027679c" officeooo:paragraph-rsid="0027679c" style:font-style-asian="italic" style:font-weight-asian="bold" style:font-style-complex="italic" style:font-weight-complex="bold"/>
    </style:style>
    <style:style style:name="P51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27679c" officeooo:paragraph-rsid="0027679c" style:font-style-asian="italic" style:font-weight-asian="bold" style:font-style-complex="italic" style:font-weight-complex="bold"/>
    </style:style>
    <style:style style:name="P52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27679c" officeooo:paragraph-rsid="0027679c" style:font-style-asian="italic" style:font-weight-asian="bold" style:font-style-complex="italic" style:font-weight-complex="bold"/>
    </style:style>
    <style:style style:name="P53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bold" officeooo:rsid="002788c2" officeooo:paragraph-rsid="002788c2" style:font-style-asian="italic" style:font-weight-asian="bold" style:font-style-complex="italic" style:font-weight-complex="bold"/>
    </style:style>
    <style:style style:name="P54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2788c2" officeooo:paragraph-rsid="002788c2" style:font-style-asian="italic" style:font-weight-asian="bold" style:font-style-complex="italic" style:font-weight-complex="bold"/>
    </style:style>
    <style:style style:name="P55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bold" officeooo:rsid="000cb12e" officeooo:paragraph-rsid="000cb12e" style:font-style-asian="italic" style:font-weight-asian="bold" style:font-style-complex="italic" style:font-weight-complex="bold"/>
    </style:style>
    <style:style style:name="P56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bold" officeooo:rsid="002c5994" officeooo:paragraph-rsid="002c5994" style:font-style-asian="italic" style:font-weight-asian="bold" style:font-style-complex="italic" style:font-weight-complex="bold"/>
    </style:style>
    <style:style style:name="P57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2c5994" officeooo:paragraph-rsid="002c5994" style:font-style-asian="italic" style:font-weight-asian="bold" style:font-style-complex="italic" style:font-weight-complex="bold"/>
    </style:style>
    <style:style style:name="P58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2c5994" officeooo:paragraph-rsid="002c5994" style:font-style-asian="italic" style:font-weight-asian="bold" style:font-style-complex="italic" style:font-weight-complex="bold"/>
    </style:style>
    <style:style style:name="P59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2df02a" officeooo:paragraph-rsid="002df02a" style:font-style-asian="italic" style:font-weight-asian="bold" style:font-style-complex="italic" style:font-weight-complex="bold"/>
    </style:style>
    <style:style style:name="P60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2df02a" officeooo:paragraph-rsid="002df02a" style:font-style-asian="italic" style:font-weight-asian="bold" style:font-style-complex="italic" style:font-weight-complex="bold"/>
    </style:style>
    <style:style style:name="P61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2e4c09" officeooo:paragraph-rsid="002e4c09" style:font-style-asian="italic" style:font-weight-asian="bold" style:font-style-complex="italic" style:font-weight-complex="bold"/>
    </style:style>
    <style:style style:name="P62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2e4c09" officeooo:paragraph-rsid="002e4c09" style:font-style-asian="italic" style:font-weight-asian="bold" style:font-style-complex="italic" style:font-weight-complex="bold"/>
    </style:style>
    <style:style style:name="P63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bold" officeooo:rsid="002e4c09" officeooo:paragraph-rsid="002f3283" style:font-style-asian="italic" style:font-weight-asian="bold" style:font-style-complex="italic" style:font-weight-complex="bold"/>
    </style:style>
    <style:style style:name="P64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2f3283" officeooo:paragraph-rsid="002f3283" style:font-style-asian="italic" style:font-weight-asian="bold" style:font-style-complex="italic" style:font-weight-complex="bold"/>
    </style:style>
    <style:style style:name="P65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italic" fo:font-weight="bold" officeooo:rsid="002f3283" officeooo:paragraph-rsid="002f78ae" style:font-style-asian="italic" style:font-weight-asian="bold" style:font-style-complex="italic" style:font-weight-complex="bold"/>
    </style:style>
    <style:style style:name="P66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>
        <style:tab-stops>
          <style:tab-stop style:position="0.088cm"/>
        </style:tab-stops>
      </style:paragraph-properties>
      <style:text-properties fo:font-style="italic" fo:font-weight="bold" officeooo:rsid="003169b9" officeooo:paragraph-rsid="003169b9" style:font-style-asian="italic" style:font-weight-asian="bold" style:font-style-complex="italic" style:font-weight-complex="bold"/>
    </style:style>
    <style:style style:name="P67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>
        <style:tab-stops>
          <style:tab-stop style:position="0.088cm"/>
        </style:tab-stops>
      </style:paragraph-properties>
      <style:text-properties fo:font-style="italic" fo:font-weight="bold" officeooo:rsid="0035c0bf" officeooo:paragraph-rsid="0035c0bf" style:font-style-asian="italic" style:font-weight-asian="bold" style:font-style-complex="italic" style:font-weight-complex="bold"/>
    </style:style>
    <style:style style:name="P68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>
        <style:tab-stops>
          <style:tab-stop style:position="0.088cm"/>
        </style:tab-stops>
      </style:paragraph-properties>
      <style:text-properties fo:font-style="italic" fo:font-weight="bold" officeooo:rsid="0035c0bf" officeooo:paragraph-rsid="0035c0bf" style:font-style-asian="italic" style:font-weight-asian="bold" style:font-style-complex="italic" style:font-weight-complex="bold"/>
    </style:style>
    <style:style style:name="P69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normal" officeooo:rsid="000cb12e" officeooo:paragraph-rsid="000cb12e" style:font-style-asian="italic" style:font-weight-asian="normal" style:font-style-complex="italic" style:font-weight-complex="normal"/>
    </style:style>
    <style:style style:name="P70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0.06pt solid #000000"/>
      <style:text-properties fo:font-style="italic" fo:font-weight="normal" officeooo:rsid="000cb12e" officeooo:paragraph-rsid="000cb12e" style:font-style-asian="italic" style:font-weight-asian="normal" style:font-style-complex="italic" style:font-weight-complex="normal"/>
    </style:style>
    <style:style style:name="P71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normal" officeooo:rsid="000cb12e" officeooo:paragraph-rsid="000dfbd8" style:font-style-asian="italic" style:font-weight-asian="normal" style:font-style-complex="italic" style:font-weight-complex="normal"/>
    </style:style>
    <style:style style:name="P72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normal" officeooo:rsid="000cb12e" officeooo:paragraph-rsid="000fa96f" style:font-style-asian="italic" style:font-weight-asian="normal" style:font-style-complex="italic" style:font-weight-complex="normal"/>
    </style:style>
    <style:style style:name="P73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normal" officeooo:rsid="000fa96f" officeooo:paragraph-rsid="000fa96f" style:font-style-asian="italic" style:font-weight-asian="normal" style:font-style-complex="italic" style:font-weight-complex="normal"/>
    </style:style>
    <style:style style:name="P74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normal" officeooo:rsid="0012a570" officeooo:paragraph-rsid="0012a570" style:font-style-asian="italic" style:font-weight-asian="normal" style:font-style-complex="italic" style:font-weight-complex="normal"/>
    </style:style>
    <style:style style:name="P75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normal" officeooo:rsid="00188862" officeooo:paragraph-rsid="00188862" style:font-style-asian="italic" style:font-weight-asian="normal" style:font-style-complex="italic" style:font-weight-complex="normal"/>
    </style:style>
    <style:style style:name="P76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normal" officeooo:rsid="001baab8" officeooo:paragraph-rsid="001baab8" style:font-style-asian="italic" style:font-weight-asian="normal" style:font-style-complex="italic" style:font-weight-complex="normal"/>
    </style:style>
    <style:style style:name="P77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0.06pt solid #000000"/>
      <style:text-properties fo:font-style="italic" fo:font-weight="normal" officeooo:rsid="001baab8" officeooo:paragraph-rsid="001baab8" style:font-style-asian="italic" style:font-weight-asian="normal" style:font-style-complex="italic" style:font-weight-complex="normal"/>
    </style:style>
    <style:style style:name="P78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normal" officeooo:rsid="001baab8" officeooo:paragraph-rsid="001d1eca" style:font-style-asian="italic" style:font-weight-asian="normal" style:font-style-complex="italic" style:font-weight-complex="normal"/>
    </style:style>
    <style:style style:name="P79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normal" officeooo:rsid="001baab8" officeooo:paragraph-rsid="0022ea3f" style:font-style-asian="italic" style:font-weight-asian="normal" style:font-style-complex="italic" style:font-weight-complex="normal"/>
    </style:style>
    <style:style style:name="P80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normal" officeooo:rsid="001ed0e6" officeooo:paragraph-rsid="001ed0e6" style:font-style-asian="italic" style:font-weight-asian="normal" style:font-style-complex="italic" style:font-weight-complex="normal"/>
    </style:style>
    <style:style style:name="P81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normal" officeooo:rsid="00161f66" officeooo:paragraph-rsid="00161f66" style:font-style-asian="italic" style:font-weight-asian="normal" style:font-style-complex="italic" style:font-weight-complex="normal"/>
    </style:style>
    <style:style style:name="P82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normal" officeooo:rsid="00161f66" officeooo:paragraph-rsid="00161f66" style:font-style-asian="italic" style:font-weight-asian="normal" style:font-style-complex="italic" style:font-weight-complex="normal"/>
    </style:style>
    <style:style style:name="P83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normal" officeooo:rsid="0022ea3f" officeooo:paragraph-rsid="0022ea3f" style:font-style-asian="italic" style:font-weight-asian="normal" style:font-style-complex="italic" style:font-weight-complex="normal"/>
    </style:style>
    <style:style style:name="P84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normal" officeooo:rsid="0027679c" officeooo:paragraph-rsid="0027679c" style:font-style-asian="italic" style:font-weight-asian="normal" style:font-style-complex="italic" style:font-weight-complex="normal"/>
    </style:style>
    <style:style style:name="P85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italic" fo:font-weight="normal" officeooo:rsid="002788c2" officeooo:paragraph-rsid="002788c2" style:font-style-asian="italic" style:font-weight-asian="normal" style:font-style-complex="italic" style:font-weight-complex="normal"/>
    </style:style>
    <style:style style:name="P86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italic" fo:font-weight="normal" officeooo:rsid="002788c2" officeooo:paragraph-rsid="002788c2" style:font-style-asian="italic" style:font-weight-asian="normal" style:font-style-complex="italic" style:font-weight-complex="normal"/>
    </style:style>
    <style:style style:name="P87" style:family="paragraph" style:parent-style-name="Standard" style:master-page-name="">
      <loext:graphic-properties draw:fill="none" draw:fill-hatch-name="hatch"/>
      <style:paragraph-properties fo:margin-left="0cm" fo:margin-right="0cm" fo:text-indent="0cm" style:auto-text-indent="false" style:page-number="auto" fo:background-color="transparent" fo:padding="0.049cm" fo:border="none">
        <style:tab-stops>
          <style:tab-stop style:position="0.088cm"/>
        </style:tab-stops>
      </style:paragraph-properties>
      <style:text-properties fo:font-style="italic" fo:font-weight="normal" officeooo:rsid="002f3283" officeooo:paragraph-rsid="002f3283" style:font-style-asian="italic" style:font-weight-asian="normal" style:font-style-complex="italic" style:font-weight-complex="normal"/>
    </style:style>
    <style:style style:name="P88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>
        <style:tab-stops>
          <style:tab-stop style:position="0.088cm"/>
        </style:tab-stops>
      </style:paragraph-properties>
      <style:text-properties fo:font-style="italic" fo:font-weight="normal" officeooo:rsid="003169b9" officeooo:paragraph-rsid="003169b9" style:font-style-asian="italic" style:font-weight-asian="normal" style:font-style-complex="italic" style:font-weight-complex="normal"/>
    </style:style>
    <style:style style:name="P89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>
        <style:tab-stops>
          <style:tab-stop style:position="0.088cm"/>
        </style:tab-stops>
      </style:paragraph-properties>
      <style:text-properties fo:font-style="italic" fo:font-weight="normal" officeooo:rsid="00333194" officeooo:paragraph-rsid="003169b9" style:font-style-asian="italic" style:font-weight-asian="normal" style:font-style-complex="italic" style:font-weight-complex="normal"/>
    </style:style>
    <style:style style:name="P90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>
        <style:tab-stops>
          <style:tab-stop style:position="0.088cm"/>
        </style:tab-stops>
      </style:paragraph-properties>
      <style:text-properties fo:font-style="italic" fo:font-weight="normal" officeooo:rsid="0035c0bf" officeooo:paragraph-rsid="0035c0bf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weight="normal" officeooo:rsid="0006a0ed" officeooo:paragraph-rsid="0006a0ed" style:font-weight-asian="normal" style:font-weight-complex="normal"/>
    </style:style>
    <style:style style:name="P92" style:family="paragraph" style:parent-style-name="Standard">
      <style:text-properties fo:font-weight="normal" officeooo:rsid="0008903f" officeooo:paragraph-rsid="0008903f" style:font-weight-asian="normal" style:font-weight-complex="normal"/>
    </style:style>
    <style:style style:name="P93" style:family="paragraph" style:parent-style-name="Standard">
      <style:text-properties fo:font-weight="normal" officeooo:rsid="00098b76" officeooo:paragraph-rsid="00098b76" style:font-weight-asian="normal" style:font-weight-complex="normal"/>
    </style:style>
    <style:style style:name="P94" style:family="paragraph" style:parent-style-name="Standard">
      <style:text-properties fo:font-weight="normal" officeooo:rsid="000a6006" officeooo:paragraph-rsid="000a6006" style:font-weight-asian="normal" style:font-weight-complex="normal"/>
    </style:style>
    <style:style style:name="P95" style:family="paragraph" style:parent-style-name="Standard">
      <style:text-properties fo:font-weight="normal" officeooo:rsid="000fa96f" officeooo:paragraph-rsid="000fa96f" style:font-weight-asian="normal" style:font-weight-complex="normal"/>
    </style:style>
    <style:style style:name="P96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weight="normal" officeooo:rsid="000fa96f" officeooo:paragraph-rsid="000fa96f" style:font-weight-asian="normal" style:font-weight-complex="normal"/>
    </style:style>
    <style:style style:name="P97" style:family="paragraph" style:parent-style-name="Standard">
      <style:text-properties fo:font-weight="normal" officeooo:rsid="001046a3" officeooo:paragraph-rsid="001046a3" style:font-weight-asian="normal" style:font-weight-complex="normal"/>
    </style:style>
    <style:style style:name="P98" style:family="paragraph" style:parent-style-name="Standard">
      <style:text-properties fo:font-style="normal" fo:font-weight="bold" officeooo:rsid="00066c19" officeooo:paragraph-rsid="00066c19" style:font-style-asian="normal" style:font-weight-asian="bold" style:font-style-complex="normal" style:font-weight-complex="bold"/>
    </style:style>
    <style:style style:name="P99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normal" fo:font-weight="bold" officeooo:rsid="000b528f" officeooo:paragraph-rsid="000b528f" style:font-style-asian="normal" style:font-weight-asian="bold" style:font-style-complex="normal" style:font-weight-complex="bold"/>
    </style:style>
    <style:style style:name="P100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normal" fo:font-weight="bold" officeooo:rsid="000cb12e" officeooo:paragraph-rsid="000cb12e" style:font-style-asian="normal" style:font-weight-asian="bold" style:font-style-complex="normal" style:font-weight-complex="bold"/>
    </style:style>
    <style:style style:name="P101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normal" fo:font-weight="bold" officeooo:rsid="00202e7c" officeooo:paragraph-rsid="00202e7c" style:font-style-asian="normal" style:font-weight-asian="bold" style:font-style-complex="normal" style:font-weight-complex="bold"/>
    </style:style>
    <style:style style:name="P102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normal" fo:font-weight="bold" officeooo:rsid="0020c408" officeooo:paragraph-rsid="0020c408" style:font-style-asian="normal" style:font-weight-asian="bold" style:font-style-complex="normal" style:font-weight-complex="bold"/>
    </style:style>
    <style:style style:name="P103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normal" fo:font-weight="bold" officeooo:rsid="0020c408" officeooo:paragraph-rsid="0020c408" style:font-style-asian="normal" style:font-weight-asian="bold" style:font-style-complex="normal" style:font-weight-complex="bold"/>
    </style:style>
    <style:style style:name="P104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normal" fo:font-weight="bold" officeooo:rsid="00212b5e" officeooo:paragraph-rsid="00212b5e" style:font-style-asian="normal" style:font-weight-asian="bold" style:font-style-complex="normal" style:font-weight-complex="bold"/>
    </style:style>
    <style:style style:name="P105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normal" fo:font-weight="bold" officeooo:rsid="0022ea3f" officeooo:paragraph-rsid="0022ea3f" style:font-style-asian="normal" style:font-weight-asian="bold" style:font-style-complex="normal" style:font-weight-complex="bold"/>
    </style:style>
    <style:style style:name="P106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normal" fo:font-weight="bold" officeooo:rsid="0022ea3f" officeooo:paragraph-rsid="0022ea3f" style:font-style-asian="normal" style:font-weight-asian="bold" style:font-style-complex="normal" style:font-weight-complex="bold"/>
    </style:style>
    <style:style style:name="P107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normal" fo:font-weight="bold" officeooo:rsid="0022ea3f" officeooo:paragraph-rsid="0022ea3f" style:font-style-asian="normal" style:font-weight-asian="bold" style:font-style-complex="normal" style:font-weight-complex="bold"/>
    </style:style>
    <style:style style:name="P108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font-style="normal" fo:font-weight="bold" officeooo:rsid="00161f66" officeooo:paragraph-rsid="00161f66" style:font-style-asian="normal" style:font-weight-asian="bold" style:font-style-complex="normal" style:font-weight-complex="bold"/>
    </style:style>
    <style:style style:name="P109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normal" fo:font-weight="bold" officeooo:rsid="00161f66" officeooo:paragraph-rsid="00161f66" style:font-style-asian="normal" style:font-weight-asian="bold" style:font-style-complex="normal" style:font-weight-complex="bold"/>
    </style:style>
    <style:style style:name="P110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>
        <style:tab-stops>
          <style:tab-stop style:position="0.088cm"/>
        </style:tab-stops>
      </style:paragraph-properties>
      <style:text-properties fo:font-style="normal" fo:font-weight="bold" officeooo:rsid="002f3283" officeooo:paragraph-rsid="002f3283" style:font-style-asian="normal" style:font-weight-asian="bold" style:font-style-complex="normal" style:font-weight-complex="bold"/>
    </style:style>
    <style:style style:name="P111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normal" fo:font-weight="bold" officeooo:rsid="002f78ae" officeooo:paragraph-rsid="002f78ae" style:font-style-asian="normal" style:font-weight-asian="bold" style:font-style-complex="normal" style:font-weight-complex="bold"/>
    </style:style>
    <style:style style:name="P112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>
        <style:tab-stops>
          <style:tab-stop style:position="0.088cm"/>
        </style:tab-stops>
      </style:paragraph-properties>
      <style:text-properties fo:font-style="normal" fo:font-weight="bold" officeooo:rsid="003169b9" officeooo:paragraph-rsid="003169b9" style:font-style-asian="normal" style:font-weight-asian="bold" style:font-style-complex="normal" style:font-weight-complex="bold"/>
    </style:style>
    <style:style style:name="P113" style:family="paragraph" style:parent-style-name="Standard" style:master-page-name="">
      <loext:graphic-properties draw:fill="none" draw:fill-hatch-name="hatch"/>
      <style:paragraph-properties fo:margin-left="0cm" fo:margin-right="0cm" fo:text-indent="0cm" style:auto-text-indent="false" style:page-number="auto" fo:background-color="transparent" fo:padding="0.049cm" fo:border="none"/>
      <style:text-properties fo:font-style="normal" fo:font-weight="normal" officeooo:rsid="000a6006" officeooo:paragraph-rsid="000a6006" style:font-style-asian="normal" style:font-weight-asian="normal" style:font-style-complex="normal" style:font-weight-complex="normal"/>
    </style:style>
    <style:style style:name="P114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normal" fo:font-weight="normal" officeooo:rsid="000b528f" officeooo:paragraph-rsid="000b528f" style:font-style-asian="normal" style:font-weight-asian="normal" style:font-style-complex="normal" style:font-weight-complex="normal"/>
    </style:style>
    <style:style style:name="P115" style:family="paragraph" style:parent-style-name="Standard" style:master-page-name="">
      <loext:graphic-properties draw:fill="none" draw:fill-hatch-name="hatch"/>
      <style:paragraph-properties fo:margin-left="1.101cm" fo:margin-right="0cm" fo:text-indent="0cm" style:auto-text-indent="false" style:page-number="auto" fo:background-color="transparent" fo:padding="0.049cm" fo:border="0.06pt solid #000000"/>
      <style:text-properties fo:font-style="normal" fo:font-weight="normal" officeooo:rsid="000b528f" officeooo:paragraph-rsid="000b528f" style:font-style-asian="normal" style:font-weight-asian="normal" style:font-style-complex="normal" style:font-weight-complex="normal"/>
    </style:style>
    <style:style style:name="P116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normal" fo:font-weight="normal" officeooo:rsid="0020c408" officeooo:paragraph-rsid="0020c408" style:font-style-asian="normal" style:font-weight-asian="normal" style:font-style-complex="normal" style:font-weight-complex="normal"/>
    </style:style>
    <style:style style:name="P117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normal" fo:font-weight="normal" officeooo:rsid="0020cbb7" officeooo:paragraph-rsid="0020cbb7" style:font-style-asian="normal" style:font-weight-asian="normal" style:font-style-complex="normal" style:font-weight-complex="normal"/>
    </style:style>
    <style:style style:name="P118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normal" fo:font-weight="normal" officeooo:rsid="00212b5e" officeooo:paragraph-rsid="00212b5e" style:font-style-asian="normal" style:font-weight-asian="normal" style:font-style-complex="normal" style:font-weight-complex="normal"/>
    </style:style>
    <style:style style:name="P119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normal" fo:font-weight="normal" officeooo:rsid="0022ea3f" officeooo:paragraph-rsid="0022ea3f" style:font-style-asian="normal" style:font-weight-asian="normal" style:font-style-complex="normal" style:font-weight-complex="normal"/>
    </style:style>
    <style:style style:name="P120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normal" fo:font-weight="normal" officeooo:rsid="002c5994" officeooo:paragraph-rsid="002c5994" style:font-style-asian="normal" style:font-weight-asian="normal" style:font-style-complex="normal" style:font-weight-complex="normal"/>
    </style:style>
    <style:style style:name="P121" style:family="paragraph" style:parent-style-name="Standard" style:master-page-name="">
      <loext:graphic-properties draw:fill="none" draw:fill-hatch-name="hatch"/>
      <style:paragraph-properties fo:margin-left="1cm" fo:margin-right="0cm" fo:text-indent="0cm" style:auto-text-indent="false" style:page-number="auto" fo:background-color="transparent" fo:padding="0.049cm" fo:border="0.06pt solid #000000"/>
      <style:text-properties fo:font-style="normal" fo:font-weight="normal" officeooo:rsid="002c5994" officeooo:paragraph-rsid="002c5994" style:font-style-asian="normal" style:font-weight-asian="normal" style:font-style-complex="normal" style:font-weight-complex="normal"/>
    </style:style>
    <style:style style:name="P122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normal" fo:font-weight="normal" officeooo:rsid="002df02a" officeooo:paragraph-rsid="002df02a" style:font-style-asian="normal" style:font-weight-asian="normal" style:font-style-complex="normal" style:font-weight-complex="normal"/>
    </style:style>
    <style:style style:name="P123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normal" fo:font-weight="normal" officeooo:rsid="002e4c09" officeooo:paragraph-rsid="002e4c09" style:font-style-asian="normal" style:font-weight-asian="normal" style:font-style-complex="normal" style:font-weight-complex="normal"/>
    </style:style>
    <style:style style:name="P124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/>
      <style:text-properties fo:font-style="normal" fo:font-weight="normal" officeooo:rsid="002f3283" officeooo:paragraph-rsid="002f3283" style:font-style-asian="normal" style:font-weight-asian="normal" style:font-style-complex="normal" style:font-weight-complex="normal"/>
    </style:style>
    <style:style style:name="P125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>
        <style:tab-stops>
          <style:tab-stop style:position="0.088cm"/>
        </style:tab-stops>
      </style:paragraph-properties>
      <style:text-properties fo:font-style="normal" fo:font-weight="normal" officeooo:rsid="003169b9" officeooo:paragraph-rsid="003169b9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style:text-position="0% 100%" fo:font-weight="normal" officeooo:rsid="001046a3" officeooo:paragraph-rsid="001046a3" style:font-weight-asian="normal" style:font-weight-complex="normal"/>
    </style:style>
    <style:style style:name="P127" style:family="paragraph" style:parent-style-name="Standard" style:master-page-name="">
      <loext:graphic-properties draw:fill="none" draw:fill-hatch-name="hatch"/>
      <style:paragraph-properties fo:margin-left="1.101cm" fo:margin-right="0cm" fo:text-indent="0cm" style:auto-text-indent="false" style:page-number="auto" fo:background-color="transparent" fo:padding="0.049cm" fo:border="0.06pt solid #000000"/>
      <style:text-properties style:text-position="0% 100%" fo:font-weight="normal" officeooo:rsid="001046a3" officeooo:paragraph-rsid="001046a3" style:font-weight-asian="normal" style:font-weight-complex="normal"/>
    </style:style>
    <style:style style:name="P128" style:family="paragraph" style:parent-style-name="Standard">
      <loext:graphic-properties draw:fill="none" draw:fill-hatch-name="hatch"/>
      <style:paragraph-properties fo:margin-left="1.101cm" fo:margin-right="0cm" fo:text-indent="0cm" style:auto-text-indent="false" fo:background-color="transparent" fo:padding="0.049cm" fo:border="0.06pt solid #000000"/>
      <style:text-properties style:text-position="0% 100%" fo:font-weight="bold" officeooo:rsid="001046a3" officeooo:paragraph-rsid="001046a3" style:font-weight-asian="bold" style:font-weight-complex="bold"/>
    </style:style>
    <style:style style:name="P129" style:family="paragraph" style:parent-style-name="Standard">
      <loext:graphic-properties draw:fill="none" draw:fill-hatch-name="hatch"/>
      <style:paragraph-properties fo:margin-left="1cm" fo:margin-right="0cm" fo:text-indent="0cm" style:auto-text-indent="false" fo:background-color="transparent" fo:padding="0.049cm" fo:border="0.06pt solid #000000"/>
      <style:text-properties fo:color="#800080" loext:opacity="100%" fo:font-style="italic" fo:font-weight="bold" officeooo:rsid="00253c77" officeooo:paragraph-rsid="00253c77" fo:background-color="transparent" style:font-style-asian="italic" style:font-weight-asian="bold" style:font-style-complex="italic" style:font-weight-complex="bold"/>
    </style:style>
    <style:style style:name="P130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>
        <style:tab-stops>
          <style:tab-stop style:position="0.088cm"/>
        </style:tab-stops>
      </style:paragraph-properties>
      <style:text-properties fo:font-style="italic" fo:font-weight="normal" officeooo:rsid="00371665" officeooo:paragraph-rsid="00371665" style:font-style-asian="italic" style:font-weight-asian="normal" style:font-style-complex="italic" style:font-weight-complex="normal"/>
    </style:style>
    <style:style style:name="P131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>
        <style:tab-stops>
          <style:tab-stop style:position="0.088cm"/>
        </style:tab-stops>
      </style:paragraph-properties>
      <style:text-properties fo:font-style="italic" fo:font-weight="normal" officeooo:rsid="0038daa6" officeooo:paragraph-rsid="0038daa6" style:font-style-asian="italic" style:font-weight-asian="normal" style:font-style-complex="italic" style:font-weight-complex="normal"/>
    </style:style>
    <style:style style:name="P132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>
        <style:tab-stops>
          <style:tab-stop style:position="0.088cm"/>
        </style:tab-stops>
      </style:paragraph-properties>
      <style:text-properties fo:font-style="italic" fo:font-weight="normal" officeooo:rsid="003a5228" officeooo:paragraph-rsid="003a5228" style:font-style-asian="italic" style:font-weight-asian="normal" style:font-style-complex="italic" style:font-weight-complex="normal"/>
    </style:style>
    <style:style style:name="P133" style:family="paragraph" style:parent-style-name="Standard">
      <loext:graphic-properties draw:fill="none" draw:fill-hatch-name="hatch"/>
      <style:paragraph-properties fo:margin-left="0cm" fo:margin-right="0cm" fo:text-indent="0cm" style:auto-text-indent="false" fo:background-color="transparent" fo:padding="0.049cm" fo:border="none">
        <style:tab-stops>
          <style:tab-stop style:position="0.088cm"/>
        </style:tab-stops>
      </style:paragraph-properties>
      <style:text-properties fo:font-style="italic" fo:font-weight="bold" officeooo:rsid="00371665" officeooo:paragraph-rsid="00371665" style:font-style-asian="italic" style:font-weight-asian="bold" style:font-style-complex="italic" style:font-weight-complex="bold"/>
    </style:style>
    <style:style style:name="P134" style:family="paragraph" style:parent-style-name="Standard" style:master-page-name="">
      <loext:graphic-properties draw:fill="none" draw:fill-gradient-name="Gradient_20_1" draw:fill-hatch-name="hatch"/>
      <style:paragraph-properties fo:margin-left="1cm" fo:margin-right="0cm" fo:text-indent="0cm" style:auto-text-indent="false" style:page-number="auto" fo:background-color="transparent" fo:padding="0.049cm" fo:border="0.06pt solid #000000">
        <style:tab-stops>
          <style:tab-stop style:position="0.088cm"/>
        </style:tab-stops>
      </style:paragraph-properties>
      <style:text-properties fo:font-style="italic" fo:font-weight="bold" officeooo:rsid="0038daa6" officeooo:paragraph-rsid="0038daa6" style:font-style-asian="italic" style:font-weight-asian="bold" style:font-style-complex="italic" style:font-weight-complex="bold"/>
    </style:style>
    <style:style style:name="P135" style:family="paragraph" style:parent-style-name="Standard">
      <loext:graphic-properties draw:fill="none" draw:fill-gradient-name="Gradient_20_1" draw:fill-hatch-name="hatch"/>
      <style:paragraph-properties fo:margin-left="1cm" fo:margin-right="0cm" fo:text-indent="0cm" style:auto-text-indent="false" fo:background-color="transparent" fo:padding="0.049cm" fo:border="0.06pt solid #000000">
        <style:tab-stops>
          <style:tab-stop style:position="0.088cm"/>
        </style:tab-stops>
      </style:paragraph-properties>
      <style:text-properties fo:font-style="italic" fo:font-weight="bold" officeooo:rsid="0038daa6" officeooo:paragraph-rsid="0038daa6" style:font-style-asian="italic" style:font-weight-asian="bold" style:font-style-complex="italic" style:font-weight-complex="bold"/>
    </style:style>
    <style:style style:name="P136" style:family="paragraph" style:parent-style-name="Standard" style:master-page-name="">
      <loext:graphic-properties draw:fill="none" draw:fill-gradient-name="Gradient_20_2" draw:fill-hatch-name="hatch"/>
      <style:paragraph-properties fo:margin-left="1cm" fo:margin-right="0cm" fo:text-indent="0cm" style:auto-text-indent="false" style:page-number="auto" fo:background-color="transparent" fo:padding="0.049cm" fo:border="0.06pt solid #000000">
        <style:tab-stops>
          <style:tab-stop style:position="0.088cm"/>
        </style:tab-stops>
      </style:paragraph-properties>
      <style:text-properties fo:font-style="italic" fo:font-weight="bold" officeooo:rsid="003a5228" officeooo:paragraph-rsid="003a5228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333194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3169b9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dfbd8"/>
    </style:style>
    <style:style style:name="T8" style:family="text">
      <style:text-properties officeooo:rsid="00117cdf"/>
    </style:style>
    <style:style style:name="T9" style:family="text">
      <style:text-properties officeooo:rsid="0014201d"/>
    </style:style>
    <style:style style:name="T10" style:family="text">
      <style:text-properties officeooo:rsid="001d1eca"/>
    </style:style>
    <style:style style:name="T11" style:family="text">
      <style:text-properties fo:color="#800080" loext:opacity="100%" fo:font-weight="bold" style:font-weight-asian="bold" style:font-weight-complex="bold"/>
    </style:style>
    <style:style style:name="T12" style:family="text">
      <style:text-properties officeooo:rsid="0022ea3f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color="#780373" loext:opacity="100%"/>
    </style:style>
    <style:style style:name="T16" style:family="text">
      <style:text-properties officeooo:rsid="002609d7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2f78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ART </text:p>
      <text:p text:style-name="P1">Docs = <text:a xlink:type="simple" xlink:href="https://dart.dev/guides" text:style-name="Internet_20_link" text:visited-style-name="Visited_20_Internet_20_Link">https://dart.dev/guides</text:a></text:p>
      <text:p text:style-name="P6">Repositório de estudo no GitHub <text:a xlink:type="simple" xlink:href="https://github.com/marcioFreire42/Meus-Estudos-Dart.git" text:style-name="Internet_20_link" text:visited-style-name="Visited_20_Internet_20_Link">https://github.com/marcioFreire42/Meus-Estudos-Dart.git</text:a> </text:p>
      <text:p text:style-name="P1"/>
      <text:p text:style-name="P1">Rodar:<text:tab/><text:span text:style-name="T1">dart nomeDoArquivo.dart</text:span></text:p>
      <text:p text:style-name="P12"/>
      <text:p text:style-name="P98">Hello World em dart</text:p>
      <text:p text:style-name="P98"/>
      <text:p text:style-name="P10">void main() {</text:p>
      <text:p text:style-name="P11"><text:s text:c="2"/><text:tab/>print("Hello World");</text:p>
      <text:p text:style-name="P11">}</text:p>
      <text:p text:style-name="P1"><text:s/></text:p>
      <text:p text:style-name="P2">Váriaveis</text:p>
      <text:p text:style-name="P91">Graças a inferência de tipos o dart não precisa que as variáveis tenham seus tipos declarados:</text:p>
      <text:p text:style-name="P91"/>
      <text:p text:style-name="P13">var name = 'Voyager I';</text:p>
      <text:p text:style-name="P14">var year = 1977;</text:p>
      <text:p text:style-name="P14">var antennaDiameter = 3.7;</text:p>
      <text:p text:style-name="P95">Se as variáves não forem inicializadas na hora podem ser criadas todas juntas.</text:p>
      <text:p text:style-name="P96"><text:s text:c="2"/><text:span text:style-name="T3">var _entrada, _quantPapeis, _nome;</text:span></text:p>
      <text:p text:style-name="P25"><text:tab/>// As variáveis estão encapsuladas;</text:p>
      <text:p text:style-name="P91">Mas os tipos podem ser declarados também:</text:p>
      <text:p text:style-name="P13">String name = 'Voyager I';</text:p>
      <text:p text:style-name="P14">int year = 1977;</text:p>
      <text:p text:style-name="P14">double antennaDiameter = 3.7;</text:p>
      <text:p text:style-name="P7"/>
      <text:p text:style-name="P8">Quebra de linha em dart</text:p>
      <text:p text:style-name="P8">\n</text:p>
      <text:p text:style-name="P8"/>
      <text:p text:style-name="P8"/>
      <text:p text:style-name="P7">Construtores</text:p>
      <text:p text:style-name="P97">As variáveis podem ser setadas dentro do construtor da classe, apenas recebendo valores dos tipos apropriados, na ordem que foram declarados, <text:span text:style-name="T8">tem que usar o this.</text:span></text:p>
      <text:p text:style-name="P127"><text:s/><text:span text:style-name="T6"><text:s/>Ativo(this._entrada, this._quantPapeis, this._nome);</text:span></text:p>
      <text:p text:style-name="P128"><text:tab/>// A classe ativo no construtor recebeu algusn valores por referência, </text:p>
      <text:p text:style-name="P128"><text:tab/>// Na ordem das variáveis, </text:p>
      <text:p text:style-name="P128"><text:tab/>// O this se refere as variáveis, elas serão setadas;</text:p>
      <text:p text:style-name="P126"/>
      <text:p text:style-name="P3">Abstract</text:p>
      <text:p text:style-name="P92">Referese a uma classe ou método que não pode ser instanciâdo, você não pode criar um objeto daquela classe, mas pode fazer os que herdam daquela classe levar seus atributos ou interface;</text:p>
      <text:p text:style-name="P15">abstract class AbstractContainer {</text:p>
      <text:p text:style-name="P16"><text:s text:c="2"/>void updateChildren(); // Abstract method.</text:p>
      <text:p text:style-name="P16">}</text:p>
      <text:p text:style-name="P92"/>
      <text:p text:style-name="P4">Extend</text:p>
      <text:p text:style-name="P93"><text:soft-page-break/>As classes que vem com o termo <text:span text:style-name="T6">extend </text:span>e depois o nome de uma classe, herdarão os atributos da classe mão, assim como java. Serve para herdar;</text:p>
      <text:p text:style-name="P93"/>
      <text:p text:style-name="P4">Implements</text:p>
      <text:p text:style-name="P93">Em java não existe herança múltipla, assim para em tese “herdar” de mais de uma classe é preciso usar implements, em tese usando o implements você herda os atributos de uma nova classe.</text:p>
      <text:p text:style-name="P17">class Impostor implements Person {</text:p>
      <text:p text:style-name="P18"><text:s text:c="2"/>String get _name =&gt; '';</text:p>
      <text:p text:style-name="P18"/>
      <text:p text:style-name="P18"><text:s text:c="2"/>String greet(String who) =&gt; 'Hi $who. Do you know who I am?';</text:p>
      <text:p text:style-name="P18">}</text:p>
      <text:p text:style-name="P5"/>
      <text:p text:style-name="P5">@override</text:p>
      <text:p text:style-name="P94">Serve para sobrescrever um método de uma classe mãe, se você quer reutilizar uma função, mas que aplicar mudanças, então deve sobrescrever a classe mãe:</text:p>
      <text:p text:style-name="P19">class Television {</text:p>
      <text:p text:style-name="P20"><text:s text:c="2"/>// ···</text:p>
      <text:p text:style-name="P20"><text:s text:c="2"/>set contrast(int value) {...}</text:p>
      <text:p text:style-name="P20">}</text:p>
      <text:p text:style-name="P20">class SmartTelevision extends Television {</text:p>
      <text:p text:style-name="P20"><text:s text:c="2"/>@override</text:p>
      <text:p text:style-name="P20"><text:s text:c="2"/>set contrast(num value) {...}</text:p>
      <text:p text:style-name="P20"><text:s text:c="2"/>// ···</text:p>
      <text:p text:style-name="P20">}</text:p>
      <text:p text:style-name="P20"/>
      <text:p text:style-name="P113"/>
      <text:p text:style-name="P99">as</text:p>
      <text:p text:style-name="P114">Serve para evitar conflitos de bibliotecas, se você importar duas bibliotecas, e elas usam o mesmo termo para determinados elementos/objetos, você pode definir um apelido para uma biblioteca como <text:span text:style-name="T6">as</text:span> assim você deve chamar o nome do apelido antes do elemento.</text:p>
      <text:p text:style-name="P115">i<text:span text:style-name="T3">mport 'package:lib1/lib1.dart';</text:span></text:p>
      <text:p text:style-name="P21">import 'package:lib2/lib2.dart' as lib2;</text:p>
      <text:p text:style-name="P21"/>
      <text:p text:style-name="P21">// Uses Element from lib1.</text:p>
      <text:p text:style-name="P21">Element element1 = Element();</text:p>
      <text:p text:style-name="P21"/>
      <text:p text:style-name="P21">// Uses Element from lib2.</text:p>
      <text:p text:style-name="P21">lib2.Element element2 = lib2.Element();</text:p>
      <text:p text:style-name="P114"/>
      <text:p text:style-name="P100">Criando minha própria Biblioteca</text:p>
      <text:p text:style-name="P69"><text:a xlink:type="simple" xlink:href="https://dart.dev/guides/libraries/create-library-packages" text:style-name="Internet_20_link" text:visited-style-name="Visited_20_Internet_20_Link">https://dart.dev/guides/libraries/create-library-packages</text:a> </text:p>
      <text:p text:style-name="P69"/>
      <text:p text:style-name="P22">Assert</text:p>
      <text:p text:style-name="P71">Gera um bool que lança um Exception caso retorne false, <text:span text:style-name="T7">possui dois argumentos, um é o teste lógico e outro é uma mensagem de texto, que será lançado no console juntamente com a mensagem de Exception;</text:span></text:p>
      <text:p text:style-name="P71"/>
      <text:p text:style-name="P70"><text:soft-page-break/><text:tab/><text:span text:style-name="T6">assert(acao._quantPapeis == 200, "O valor não bateu!!");</text:span></text:p>
      <text:p text:style-name="P69"/>
      <text:p text:style-name="P23">try catch(e)</text:p>
      <text:p text:style-name="P73">Assim como no java o try tenta executar um código, se ele rodar normalmente ele não faz nada, se ocorrer uma Exception ele aciona o código que vem dentro do catch, que faz o tratamento do Exception, executa o código a ele atribuído.</text:p>
      <text:p text:style-name="P24">try {</text:p>
      <text:p text:style-name="P25"><text:s text:c="4"/>assert(acao._quantPapeis == 200, "O valor não bateu!!");</text:p>
      <text:p text:style-name="P25"><text:s text:c="4"/><text:tab/><text:tab/>// Gera um bool que lança um Exception caso retorne false.</text:p>
      <text:p text:style-name="P25"><text:s text:c="2"/>} catch (e) {</text:p>
      <text:p text:style-name="P25"><text:s text:c="4"/>print("Não atendeu aos requisitos!!");</text:p>
      <text:p text:style-name="P25"><text:s text:c="4"/><text:tab/><text:tab/>//Capturopu a Exception e tratou, deve ter o (e)!!;</text:p>
      <text:p text:style-name="P25"><text:s text:c="2"/>}</text:p>
      <text:p text:style-name="P72"/>
      <text:p text:style-name="P26">set</text:p>
      <text:p text:style-name="P74">É como se fosse um método, uma função, para setar, um pouco diferente do setter do Java, </text:p>
      <text:p text:style-name="P74">A principla diferença que eu notei até agora, a referência não é passada entre parênteses mas com o igual:</text:p>
      <text:p text:style-name="P27">set mudaQuantPapeis(int val) {</text:p>
      <text:p text:style-name="P28"><text:s text:c="4"/>_quantPapeis = _quantPapeis + val;</text:p>
      <text:p text:style-name="P28"><text:s text:c="2"/>}</text:p>
      <text:p text:style-name="P74"/>
      <text:p text:style-name="P27">acao.mudaQuantPapeis = 300; //<text:span text:style-name="T9">Chamando o set;</text:span></text:p>
      <text:p text:style-name="P74"/>
      <text:p text:style-name="P29">parse</text:p>
      <text:p text:style-name="P29"># converte converter String para int</text:p>
      <text:p text:style-name="P30">var par1 = 10;</text:p>
      <text:p text:style-name="P31">String par2 = "10";</text:p>
      <text:p text:style-name="P31"/>
      <text:p text:style-name="P31"><text:s text:c="2"/>var somaPar = par1 + int.parse(par2);</text:p>
      <text:p text:style-name="P31"><text:s text:c="2"/><text:tab/>//O int.parse(Objec) converte um String para int;</text:p>
      <text:p text:style-name="P31"><text:tab/>// retornou um int, tanto que foi somado normalmente à um int</text:p>
      <text:p text:style-name="P81"/>
      <text:p text:style-name="P32"># Converte converter String para double</text:p>
      <text:p text:style-name="P34">String par3 = “0.5”; </text:p>
      <text:p text:style-name="P35"><text:tab/>// Também podia ser “var par3 = “0.5”;”</text:p>
      <text:p text:style-name="P33">var multiplicar = par1 * double.parse(par3);</text:p>
      <text:p text:style-name="P33"><text:tab/>// O double.parse(Obj) converte um String para double;</text:p>
      <text:p text:style-name="P75"/>
      <text:p text:style-name="P36">is</text:p>
      <text:p text:style-name="P76">Como faz pra saber se um objeto é um int ou um double, o == não serve porque compara objetos, e não um objeto a um tipo, mas o <text:span text:style-name="T6">is</text:span> faz essa comparação, vamos a um exemplo com um assert:</text:p>
      <text:p text:style-name="P77">a<text:span text:style-name="T6">ssert(num.parse('0x42') is int);</text:span></text:p>
      <text:p text:style-name="P37"><text:tab/>// <text:span text:style-name="T10">Converte o String para um objeto num e compara se ele é um int;</text:span></text:p>
      <text:p text:style-name="P37">assert(num.parse('0.50') is double);</text:p>
      <text:p text:style-name="P38"><text:tab/>// <text:span text:style-name="T10">Converte o String para um objeto num e compara se ele é um double;</text:span></text:p>
      <text:p text:style-name="P78"><text:soft-page-break/></text:p>
      <text:p text:style-name="P80">Ao que parece o <text:span text:style-name="T6">num</text:span> é um objeto versátil que deve ser uma classe mãe de todo tipo de número, ou uma interface, com um implements;</text:p>
      <text:p text:style-name="P80"/>
      <text:p text:style-name="P101">Convertendo String para número</text:p>
      <text:p text:style-name="P101">toString</text:p>
      <text:p text:style-name="P116">Passar um número pelo to String faz o número sem convertido para String:</text:p>
      <text:p text:style-name="P102">int num = 42;</text:p>
      <text:p text:style-name="P103">assert(numero.toString() is String);</text:p>
      <text:p text:style-name="P103">assert(num.toString() == '42');</text:p>
      <text:p text:style-name="P116"/>
      <text:p text:style-name="P117">Para pegar um número decimal muito grande e converter ele para String com número quantidade de números decimais fixada use o <text:span text:style-name="T11">toStringAsFixed(quantidadeDeCasasDecimais)</text:span></text:p>
      <text:p text:style-name="P41">double numDecimal = 15.453289;</text:p>
      <text:p text:style-name="P42">print(numDecimal.toStringAsFixed(2));</text:p>
      <text:p text:style-name="P117"/>
      <text:p text:style-name="P104">números aleatórios</text:p>
      <text:p text:style-name="P104">aleatórios, número aleatório</text:p>
      <text:p text:style-name="P118">Primeiro gera o objeto gerador, do tipo Random, com o objeto criado ele pode gerar um aleatório double, int ou bool;</text:p>
      <text:p text:style-name="P118"/>
      <text:p text:style-name="P43">// Gerando números aleatórios;</text:p>
      <text:p text:style-name="P44"><text:s text:c="2"/>var randon = Random(); // Gera o objeto que será o sorteador;</text:p>
      <text:p text:style-name="P44"><text:s text:c="2"/>var numeroSorteado = randon.nextDouble(); // Sorteia de 0 a 1;</text:p>
      <text:p text:style-name="P44"><text:s text:c="2"/>print(numeroSorteado.toStringAsFixed(2));</text:p>
      <text:p text:style-name="P44"><text:s text:c="2"/>int numeroSorteadoInteiro = randon.nextInt(10); // Srteia de 0 a 10;</text:p>
      <text:p text:style-name="P44"><text:s text:c="2"/>bool boolSorteado = randon.nextBool(); //Sorteia true ou false;</text:p>
      <text:p text:style-name="P118"/>
      <text:p text:style-name="P105">Trabalho com Strings</text:p>
      <text:p text:style-name="P119">Localizando um trecho dentro de uma string use o contains:</text:p>
      <text:p text:style-name="P45">String frase = "Seja livre, seja delivre";</text:p>
      <text:p text:style-name="P46"/>
      <text:p text:style-name="P46"><text:s text:c="2"/>//string.contains("trecho") analisa se o texto possui o trecho;</text:p>
      <text:p text:style-name="P46"><text:s text:c="2"/>if (frase.contains("livre")) {</text:p>
      <text:p text:style-name="P46"><text:s text:c="4"/>print("Contém sim!!");</text:p>
      <text:p text:style-name="P46"><text:s text:c="2"/>} else {</text:p>
      <text:p text:style-name="P46"><text:s text:c="4"/>print("Não contém não!!");</text:p>
      <text:p text:style-name="P46"><text:s text:c="2"/>}</text:p>
      <text:p text:style-name="P119"/>
      <text:p text:style-name="P79"><text:s text:c="2"/>Para verif<text:span text:style-name="T12">i</text:span>car se a String começa com determinado trecho.</text:p>
      <text:p text:style-name="P39"><text:s/><text:span text:style-name="T12">String frase = "Seja livre, seja delivre";</text:span></text:p>
      <text:p text:style-name="P40"><text:s/>if (frase.startsWith("Seja")) {</text:p>
      <text:p text:style-name="P40"><text:s text:c="4"/>print("Começa com o trecho desejado");</text:p>
      <text:p text:style-name="P40"><text:s text:c="2"/>}</text:p>
      <text:p text:style-name="P76"/>
      <text:p text:style-name="P81"><text:s/>Para verificar se termina com o trecho desejado;</text:p>
      <text:p text:style-name="P45"><text:soft-page-break/>String frase = "Seja livre, seja delivre";</text:p>
      <text:p text:style-name="P82"><text:s text:c="2"/><text:span text:style-name="T6">if (frase.endsWith("delivre")) {</text:span></text:p>
      <text:p text:style-name="P31"><text:s text:c="4"/>print("Término da frase está OK");<text:span text:style-name="T12">}</text:span></text:p>
      <text:p text:style-name="P81"><text:s text:c="2"/><text:span text:style-name="T12">Para realizar substituições dentro do string, uma opção é o split, com poder reduzido;</text:span></text:p>
      <text:p text:style-name="P81"><text:s text:c="2"/>Split substitui o trecho em referência por um ", "</text:p>
      <text:p text:style-name="P107">String frase = "Seja livre, seja delivre";</text:p>
      <text:p text:style-name="P109"><text:s text:c="2"/>var trecho = frase.split("e");</text:p>
      <text:p text:style-name="P108"><text:s text:c="2"/>print(trecho);</text:p>
      <text:p text:style-name="P106"><text:tab/><text:tab/><text:span text:style-name="T15">resultado no console = “S, já livr, , s, já d, livr, “</text:span></text:p>
      <text:p text:style-name="P83"/>
      <text:p text:style-name="P81">Para contar a quantidade de trechos que são blocos separados por virgulas;</text:p>
      <text:p text:style-name="P81">Use o string.length;</text:p>
      <text:p text:style-name="P30"><text:s text:c="2"/>print(trecho.length);</text:p>
      <text:p text:style-name="P81"/>
      <text:p text:style-name="P47">Converter maiúscula para minúscula, </text:p>
      <text:p text:style-name="P47">muníscula para maiúscula</text:p>
      <text:p text:style-name="P47"><text:span text:style-name="T13">Convertendo Maiúsculas para minúsculas e vice-versa!</text:span>;</text:p>
      <text:p text:style-name="P48"><text:s text:c="2"/>var maiusculas = "TUDO MAIUSCULA!!";</text:p>
      <text:p text:style-name="P49"><text:s text:c="2"/>var minusculas = "tudo minuscula!!";</text:p>
      <text:p text:style-name="P49"/>
      <text:p text:style-name="P49"><text:s text:c="2"/>print(maiusculas.toLowerCase());</text:p>
      <text:p text:style-name="P49"><text:s text:c="2"/>print(minusculas.toUpperCase());</text:p>
      <text:p text:style-name="P47"/>
      <text:p text:style-name="P47"><text:s text:c="2"/><text:span text:style-name="T14">Apagar espaços antes e depois da String; meio sem serventia;</text:span></text:p>
      <text:p text:style-name="P48"><text:s text:c="2"/>var testeTrim = " teste dos espaços ";</text:p>
      <text:p text:style-name="P49"><text:s text:c="2"/>print(testeTrim.trim());</text:p>
      <text:p text:style-name="P129"><text:tab/><text:tab/><text:span text:style-name="T16">Resultado no console =teste dos espaços</text:span></text:p>
      <text:p text:style-name="P47"/>
      <text:p text:style-name="P50">String vazia </text:p>
      <text:p text:style-name="P50">#String vazio, não vazio isEmpity() isNotEmpity()</text:p>
      <text:p text:style-name="P84">Para saber se um String está vazio use o isEmpity();</text:p>
      <text:p text:style-name="P84">E para saber se não está vazio use o teste lógico com isNotEmpity();</text:p>
      <text:p text:style-name="P84"/>
      <text:p text:style-name="P51"><text:s text:c="2"/>assert("".isEmpty);</text:p>
      <text:p text:style-name="P52"><text:s text:c="2"/>assert(" ".isNotEmpty);</text:p>
      <text:p text:style-name="P52"><text:s text:c="2"/>print("FIM!!");</text:p>
      <text:p text:style-name="P84"/>
      <text:p text:style-name="P53">replaceAll(RegExp(‘trecho um’), ‘Trecho dois’)</text:p>
      <text:p text:style-name="P53">replaceAll, substitui trecho de string</text:p>
      <text:p text:style-name="P85">Para substituir trechos de string use o replaceAll, como no exemplo abaixo:</text:p>
      <text:p text:style-name="P86"><text:s text:c="2"/><text:span text:style-name="T6">var texto = "E obrigado pelos peixes!";</text:span></text:p>
      <text:p text:style-name="P54"><text:s text:c="2"/>print(texto);</text:p>
      <text:p text:style-name="P54"><text:s text:c="2"/>var novoTexto =</text:p>
      <text:p text:style-name="P54"><text:s text:c="6"/>texto.replaceAll(RegExp(" pelos peixes!"), "! (Som de golfinho)");</text:p>
      <text:p text:style-name="P54"><text:s text:c="2"/>print(novoTexto);</text:p>
      <text:p text:style-name="P85"/>
      <text:p text:style-name="P47"><text:soft-page-break/><text:s/>// Escrevendo uma String</text:p>
      <text:p text:style-name="P47"><text:s text:c="2"/>// Adicionamos mais trechos a umas mesma String e finalizamos com toString;</text:p>
      <text:p text:style-name="P48"><text:s text:c="2"/>var sb = StringBuffer();</text:p>
      <text:p text:style-name="P49"><text:s text:c="2"/>sb.write("Obrigado");</text:p>
      <text:p text:style-name="P49"><text:s text:c="2"/>sb.write(" pelos ");</text:p>
      <text:p text:style-name="P49"><text:s text:c="2"/>sb.write("peixes!!");</text:p>
      <text:p text:style-name="P49"><text:s text:c="2"/>print(sb);</text:p>
      <text:p text:style-name="P49"><text:s text:c="2"/>sb.write(" E adeus!!");</text:p>
      <text:p text:style-name="P49"><text:s text:c="2"/>print(sb);</text:p>
      <text:p text:style-name="P55"/>
      <text:p text:style-name="P56"/>
      <text:p text:style-name="P56">COMEÇANDO A TRABALHAR COM LIST</text:p>
      <text:p text:style-name="P57">var numero = &lt;int&gt;[];</text:p>
      <text:p text:style-name="P58"><text:s text:c="2"/>numero = [10, 20, 30, 40, 50, 60, 70];</text:p>
      <text:p text:style-name="P120">List criado, porque o var abrange qualuqer tipo de elemento, </text:p>
      <text:p text:style-name="P120">acho que o que caracterizou o list aqui foi o [].</text:p>
      <text:p text:style-name="P120"/>
      <text:p text:style-name="P121"><text:s text:c="2"/><text:span text:style-name="T3">var listaDeString = &lt;String&gt;["LREN3", "ABEV3", "MGLU3"];</text:span></text:p>
      <text:p text:style-name="P122">Criando uma Lista de String;</text:p>
      <text:p text:style-name="P122"/>
      <text:p text:style-name="P122">Adicionando uma String a uma lista de String: <text:span text:style-name="T3">lista.add(‘LREN3’);</text:span></text:p>
      <text:p text:style-name="P122">Para adicionar mais de um elemento: <text:span text:style-name="T3">lista.addAll([‘WEGE3’, ‘EGIE3’]);</text:span></text:p>
      <text:p text:style-name="P122"><text:s/><text:span text:style-name="T3">length</text:span> serve para contar a quantidade de itens da list:</text:p>
      <text:p text:style-name="P59">print(lista.length);</text:p>
      <text:p text:style-name="P60">int quant = lista.legth;</text:p>
      <text:p text:style-name="P122"/>
      <text:p text:style-name="P123">O indexOf serve para localizar um índice a partir do item passado por referência.</text:p>
      <text:p text:style-name="P61">Int posicao = lista.indexOf(‘MGLU3’);</text:p>
      <text:p text:style-name="P62">print(lista.indexOf(‘MGLU3’);</text:p>
      <text:p text:style-name="P123"/>
      <text:p text:style-name="P111">removeAt() e remove()</text:p>
      <text:p text:style-name="P124">Para remover um item basta passar um número por referência que ele vai entender como indice ou passar o objeto que você quer que seja removido, embora remover pelo índice seja mais seguro:</text:p>
      <text:p text:style-name="P63">Int posicao = lista.indexOf(‘MGLU3’);</text:p>
      <text:p text:style-name="P65">lista.remove<text:span text:style-name="T18">At</text:span>(posicao);</text:p>
      <text:p text:style-name="P64"><text:tab/>// <text:span text:style-name="T17">Item ‘MGLU3’ será excluido;</text:span></text:p>
      <text:p text:style-name="P124"/>
      <text:p text:style-name="P64">lista.remove(‘MGLU3’);</text:p>
      <text:p text:style-name="P64"><text:tab/><text:span text:style-name="T17">// Também exclui assim como as linhas mostradas antes;</text:span></text:p>
      <text:p text:style-name="P87"/>
      <text:p text:style-name="P110">lista.clear(); <text:span text:style-name="T4">// </text:span><text:span text:style-name="T5">Limpa a lista, exclui todos os seus elementos;</text:span></text:p>
      <text:p text:style-name="P112"><text:span text:style-name="T1">lista.isEmpty </text:span><text:span text:style-name="T17">//</text:span><text:span text:style-name="T4">Retorna um bool verdadeiro <text:s/>se a lista está vazia.</text:span></text:p>
      <text:p text:style-name="P88"/>
      <text:p text:style-name="P66">Organizando uma lista,</text:p>
      <text:p text:style-name="P66">sort</text:p>
      <text:p text:style-name="P88"><text:tab/>Para organizar uma lista um simples método que já vem implementado e serve é o sort.</text:p>
      <text:p text:style-name="P125"><text:soft-page-break/><text:span text:style-name="T3">Lista.sort() </text:span><text:span text:style-name="T1">// A lista está organizada, </text:span><text:span text:style-name="T2">em ordem alfatica se fizer mais sentido, em númerica se fizer mais, sentido;</text:span></text:p>
      <text:p text:style-name="P89"/>
      <text:p text:style-name="P67">Ordenando List de Objetos</text:p>
      <text:p text:style-name="P90">Para isso escolhemos o atributo do objeto que será usado para ordenação.</text:p>
      <text:p text:style-name="P90">Por exemplo um Objeto que possui os atributos nome, valor e altura, se queremos ordenar a lista pelos nomes usamos o seguinte código:</text:p>
      <text:p text:style-name="P68">listaDeObjetos.sort((a, b) =&gt; a.nome.compareTo(b.nome));</text:p>
      <text:p text:style-name="P90"/>
      <text:p text:style-name="P90"/>
      <text:p text:style-name="P133">SET</text:p>
      <text:p text:style-name="P130">Sets são muito parecidos com Lists mas com algumas resalvas, seus elementos não podem ser ordenados, não pode haver itens repetidos, em ums set de String, se já há o elemento ‘fogo’ e você usa o comando:</text:p>
      <text:p text:style-name="P133"><text:tab/><text:tab/>minhaset.add(‘fogo’);</text:p>
      <text:p text:style-name="P130">não vai mudar nada, porque fogo já está lá;</text:p>
      <text:p text:style-name="P130"/>
      <text:p text:style-name="P131">As duas formas mais comuns de criar sets são: Do jeito normal:</text:p>
      <text:p text:style-name="P134">var elementos = Set&lt;String&gt;{ };</text:p>
      <text:p text:style-name="P135"><text:tab/><text:tab/>// Note que no set se usa chaves e não colchetes como no List;</text:p>
      <text:p text:style-name="P131">E com construtor:</text:p>
      <text:p text:style-name="P136">var numerosAtomicos = Set.from([73, 22, 54]);</text:p>
      <text:p text:style-name="P132"/>
      <text:p text:style-name="P132"/>
      <text:p text:style-name="P131"/>
      <text:p text:style-name="P1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.00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00:00:57.507642937</meta:creation-date>
    <meta:generator>LibreOffice/7.2.1.2$Linux_X86_64 LibreOffice_project/20$Build-2</meta:generator>
    <dc:date>2021-12-01T23:13:07.650983068</dc:date>
    <meta:editing-duration>PT5H9M29S</meta:editing-duration>
    <meta:editing-cycles>34</meta:editing-cycles>
    <meta:document-statistic meta:table-count="0" meta:image-count="0" meta:object-count="0" meta:page-count="7" meta:paragraph-count="222" meta:word-count="1541" meta:character-count="10027" meta:non-whitespace-character-count="8507"/>
  </office:meta>
</office:document-meta>
</file>